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47f62"/>
    </style:style>
    <style:style style:name="P2" style:family="paragraph" style:parent-style-name="List_20_Paragraph" style:list-style-name="WWNum4">
      <style:paragraph-properties fo:margin-left="1.397cm" fo:margin-right="0cm" fo:margin-top="0cm" fo:margin-bottom="0.353cm" style:contextual-spacing="true" fo:line-height="115%" fo:orphans="2" fo:widows="2" fo:text-indent="-0.762cm" style:auto-text-indent="false"/>
      <style:text-properties officeooo:paragraph-rsid="00047f62"/>
    </style:style>
    <style:style style:name="P3" style:family="paragraph" style:parent-style-name="List_20_Paragraph" style:list-style-name="WWNum4">
      <style:paragraph-properties fo:margin-left="2.159cm" fo:margin-right="0cm" fo:margin-top="0cm" fo:margin-bottom="0.353cm" style:contextual-spacing="true" fo:line-height="115%" fo:orphans="2" fo:widows="2" fo:text-indent="-0.889cm" style:auto-text-indent="false"/>
      <style:text-properties officeooo:paragraph-rsid="00047f62"/>
    </style:style>
    <style:style style:name="P4" style:family="paragraph" style:parent-style-name="List_20_Paragraph" style:list-style-name="WWNum4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5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officeooo:paragraph-rsid="00047f62"/>
    </style:style>
    <style:style style:name="P6" style:family="paragraph" style:parent-style-name="List_20_Paragraph" style:list-style-name="WWNum5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7" style:family="paragraph" style:parent-style-name="List_20_Paragraph" style:list-style-name="WWNum6">
      <style:paragraph-properties fo:margin-left="1.251cm" fo:margin-right="0cm" fo:margin-top="0cm" fo:margin-bottom="0.353cm" style:contextual-spacing="true" fo:line-height="115%" fo:orphans="2" fo:widows="2" fo:text-indent="-0.635cm" style:auto-text-indent="false"/>
      <style:text-properties officeooo:paragraph-rsid="0005cceb"/>
    </style:style>
    <style:style style:name="P8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officeooo:paragraph-rsid="000a28f6"/>
    </style:style>
    <style:style style:name="P9" style:family="paragraph" style:parent-style-name="List_20_Paragraph" style:list-style-name="WWNum10">
      <style:paragraph-properties fo:margin-top="0cm" fo:margin-bottom="0.353cm" style:contextual-spacing="true" fo:line-height="115%" fo:orphans="2" fo:widows="2"/>
      <style:text-properties officeooo:paragraph-rsid="000b9a65"/>
    </style:style>
    <style:style style:name="P10" style:family="paragraph" style:parent-style-name="List_20_Paragraph" style:list-style-name="WWNum11">
      <style:paragraph-properties fo:margin-top="0cm" fo:margin-bottom="0.353cm" style:contextual-spacing="true" fo:line-height="115%" fo:orphans="2" fo:widows="2"/>
      <style:text-properties officeooo:paragraph-rsid="000f4476"/>
    </style:style>
    <style:style style:name="P11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officeooo:paragraph-rsid="00109a7b"/>
    </style:style>
    <style:style style:name="P12" style:family="paragraph" style:parent-style-name="List_20_Paragraph" style:list-style-name="WWNum10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a28f6" style:font-size-asian="12pt" style:font-name-complex="Times New Roman1" style:font-size-complex="12pt"/>
    </style:style>
    <style:style style:name="P13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a28f6" style:font-size-asian="12pt" style:font-name-complex="Times New Roman1" style:font-size-complex="12pt"/>
    </style:style>
    <style:style style:name="P14" style:family="paragraph" style:parent-style-name="List_20_Paragraph" style:list-style-name="WWNum11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f4476" style:font-size-asian="12pt" style:font-name-complex="Times New Roman1" style:font-size-complex="12pt"/>
    </style:style>
    <style:style style:name="P15" style:family="paragraph" style:parent-style-name="List_20_Paragraph">
      <style:paragraph-properties fo:margin-left="0.635cm" fo:margin-right="0cm" fo:margin-top="0cm" fo:margin-bottom="0.353cm" style:contextual-spacing="true" fo:line-height="115%" fo:orphans="2" fo:widows="2" fo:text-indent="-0.635cm" style:auto-text-indent="false"/>
      <style:text-properties style:font-name="Times New Roman" fo:font-size="12pt" officeooo:paragraph-rsid="000f4476" style:font-size-asian="12pt" style:font-name-complex="Times New Roman1" style:font-size-complex="12pt"/>
    </style:style>
    <style:style style:name="P16" style:family="paragraph" style:parent-style-name="List_20_Paragraph" style:list-style-name="WWNum12">
      <style:paragraph-properties fo:margin-top="0cm" fo:margin-bottom="0.353cm" style:contextual-spacing="true" fo:line-height="115%" fo:orphans="2" fo:widows="2"/>
      <style:text-properties style:font-name="Times New Roman" fo:font-size="12pt" officeooo:paragraph-rsid="00109a7b" style:font-size-asian="12pt" style:font-name-complex="Times New Roman1" style:font-size-complex="12pt"/>
    </style:style>
    <style:style style:name="P17" style:family="paragraph" style:parent-style-name="List_20_Paragraph">
      <style:paragraph-properties fo:margin-top="0cm" fo:margin-bottom="0.353cm" style:contextual-spacing="true" fo:line-height="115%" fo:orphans="2" fo:widows="2"/>
      <style:text-properties style:font-name="Times New Roman" fo:font-size="12pt" officeooo:paragraph-rsid="00109a7b" style:font-size-asian="12pt" style:font-name-complex="Times New Roman1" style:font-size-complex="12pt"/>
    </style:style>
    <style:style style:name="P18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-0.501cm" style:auto-text-indent="false"/>
      <style:text-properties style:font-name="Times New Roman" fo:font-size="12pt" officeooo:paragraph-rsid="00109a7b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.635cm" fo:margin-right="0cm" fo:text-indent="-0.501cm" style:auto-text-indent="false"/>
      <style:text-properties fo:font-size="12pt" officeooo:paragraph-rsid="0005cceb" style:font-size-asian="12pt" style:font-size-complex="12pt"/>
    </style:style>
    <style:style style:name="P20" style:family="paragraph" style:parent-style-name="List_20_Paragraph">
      <style:paragraph-properties fo:margin-left="0.635cm" fo:margin-right="0cm" fo:text-indent="-0.501cm" style:auto-text-indent="false"/>
      <style:text-properties officeooo:paragraph-rsid="0005cceb"/>
    </style:style>
    <style:style style:name="P21" style:family="paragraph" style:parent-style-name="List_20_Paragraph">
      <style:paragraph-properties fo:margin-left="0cm" fo:margin-right="0cm" fo:text-indent="-0.501cm" style:auto-text-indent="false"/>
      <style:text-properties officeooo:paragraph-rsid="0005cceb"/>
    </style:style>
    <style:style style:name="P2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officeooo:paragraph-rsid="00047f62"/>
    </style:style>
    <style:style style:name="P2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officeooo:paragraph-rsid="00047f62"/>
    </style:style>
    <style:style style:name="P2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officeooo:paragraph-rsid="00047f62"/>
    </style:style>
    <style:style style:name="P25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officeooo:paragraph-rsid="00047f62"/>
    </style:style>
    <style:style style:name="P26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047f62"/>
    </style:style>
    <style:style style:name="P2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officeooo:paragraph-rsid="00047f62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officeooo:paragraph-rsid="00047f62"/>
    </style:style>
    <style:style style:name="P29" style:family="paragraph" style:parent-style-name="Standard">
      <style:text-properties officeooo:paragraph-rsid="000a28f6"/>
    </style:style>
    <style:style style:name="P30" style:family="paragraph" style:parent-style-name="Standard">
      <style:text-properties officeooo:paragraph-rsid="000f4476"/>
    </style:style>
    <style:style style:name="P31" style:family="paragraph" style:parent-style-name="Standard">
      <style:text-properties officeooo:paragraph-rsid="00109a7b"/>
    </style:style>
    <style:style style:name="P32" style:family="paragraph" style:parent-style-name="Text_20_body">
      <style:paragraph-properties fo:margin-top="0.018cm" fo:margin-bottom="0cm" style:contextual-spacing="false"/>
      <style:text-properties fo:font-size="10.5pt" fo:font-weight="bold" officeooo:paragraph-rsid="00047f62" style:font-size-asian="10.5pt" style:font-weight-asian="bold"/>
    </style:style>
    <style:style style:name="P33" style:family="paragraph" style:parent-style-name="Text_20_body">
      <style:text-properties fo:font-size="13pt" officeooo:paragraph-rsid="00047f62" style:font-size-asian="13pt"/>
    </style:style>
    <style:style style:name="P34" style:family="paragraph" style:parent-style-name="Text_20_body">
      <style:text-properties fo:font-size="15pt" officeooo:paragraph-rsid="00047f62" style:font-size-asian="15pt"/>
    </style:style>
    <style:style style:name="P35" style:family="paragraph" style:parent-style-name="Text_20_body">
      <style:paragraph-properties fo:margin-top="0.018cm" fo:margin-bottom="0cm" style:contextual-spacing="false"/>
      <style:text-properties fo:font-size="18.5pt" officeooo:paragraph-rsid="00047f62" style:font-size-asian="18.5pt"/>
    </style:style>
    <style:style style:name="P36" style:family="paragraph" style:parent-style-name="Text_20_body">
      <style:paragraph-properties fo:margin-top="0.004cm" fo:margin-bottom="0cm" style:contextual-spacing="false"/>
      <style:text-properties fo:font-size="14.5pt" officeooo:paragraph-rsid="00047f62" style:font-size-asian="14.5pt"/>
    </style:style>
    <style:style style:name="P37" style:family="paragraph" style:parent-style-name="Text_20_body">
      <style:paragraph-properties fo:margin-left="10.816cm" fo:margin-right="0cm" fo:line-height="0.568cm" fo:text-indent="0cm" style:auto-text-indent="false"/>
      <style:text-properties officeooo:paragraph-rsid="00047f62"/>
    </style:style>
    <style:style style:name="P38" style:family="paragraph" style:parent-style-name="Text_20_body">
      <style:paragraph-properties fo:margin-top="0.014cm" fo:margin-bottom="0cm" style:contextual-spacing="false"/>
      <style:text-properties fo:font-size="20.5pt" officeooo:paragraph-rsid="00047f62" style:font-size-asian="20.5pt"/>
    </style:style>
    <style:style style:name="P3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officeooo:paragraph-rsid="00047f62"/>
    </style:style>
    <style:style style:name="P40" style:family="paragraph" style:parent-style-name="Text_20_body">
      <style:paragraph-properties fo:margin-top="0.004cm" fo:margin-bottom="0cm" style:contextual-spacing="false"/>
      <style:text-properties officeooo:paragraph-rsid="00047f62"/>
    </style:style>
    <style:style style:name="P41" style:family="paragraph" style:parent-style-name="Text_20_body">
      <style:paragraph-properties fo:margin-left="10.816cm" fo:margin-right="0cm" fo:text-indent="0cm" style:auto-text-indent="false"/>
      <style:text-properties officeooo:paragraph-rsid="00047f62"/>
    </style:style>
    <style:style style:name="P42" style:family="paragraph" style:parent-style-name="Text_20_body">
      <style:paragraph-properties fo:margin-left="10.816cm" fo:margin-right="0cm" fo:text-indent="0cm" style:auto-text-indent="false"/>
      <style:text-properties fo:language="ru" fo:country="RU" officeooo:rsid="000856bc" officeooo:paragraph-rsid="000856bc"/>
    </style:style>
    <style:style style:name="P43" style:family="paragraph">
      <style:paragraph-properties style:text-autospace="none"/>
      <style:text-properties style:font-name="F" fo:font-size="12pt"/>
    </style:style>
    <style:style style:name="P4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9a65" style:font-size-asian="12pt" style:font-size-complex="12pt"/>
    </style:style>
    <style:style style:name="T3" style:family="text">
      <style:text-properties fo:font-size="12pt" officeooo:rsid="001dfcc5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officeooo:rsid="000b9a65" style:font-size-asian="12pt" style:font-size-complex="12pt"/>
    </style:style>
    <style:style style:name="T7" style:family="text">
      <style:text-properties fo:font-size="12pt" fo:language="en" fo:country="US" officeooo:rsid="000f4476" style:font-size-asian="12pt" style:font-size-complex="12pt"/>
    </style:style>
    <style:style style:name="T8" style:family="text">
      <style:text-properties fo:font-size="12pt" fo:language="ru" fo:country="RU" officeooo:rsid="000b9a65" style:font-size-asian="12pt" style:font-size-complex="12pt"/>
    </style:style>
    <style:style style:name="T9" style:family="text">
      <style:text-properties style:font-name="Times New Roman" fo:font-size="12pt" style:font-size-asian="12pt" style:font-name-complex="Times New Roman1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3" style:family="text">
      <style:text-properties style:font-name="Times New Roman" fo:font-size="12pt" officeooo:rsid="000b9a65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15" style:family="text">
      <style:text-properties style:font-name="Times New Roman" fo:font-size="12pt" fo:language="en" fo:country="US" fo:font-weight="bold" officeooo:rsid="000b9a65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language="en" fo:country="US" fo:font-weight="bold" officeooo:rsid="000f4476" style:font-size-asian="12pt" style:font-weight-asian="bold" style:font-name-complex="Times New Roman1" style:font-size-complex="12pt"/>
    </style:style>
    <style:style style:name="T17" style:family="text">
      <style:text-properties style:font-name="Times New Roman" fo:font-size="12pt" fo:language="en" fo:country="US" officeooo:rsid="000f4476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8" style:family="text">
      <style:text-properties style:font-name="Times New Roman" fo:font-size="12pt" fo:language="en" fo:country="US" officeooo:rsid="001dfcc5" style:font-name-asian="Times New Roman1" style:font-size-asian="12pt" style:language-asian="ru" style:country-asian="RU" style:font-name-complex="Times New Roman1" style:font-size-complex="12pt" style:language-complex="ru" style:country-complex="RU"/>
    </style:style>
    <style:style style:name="T19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officeooo:rsid="00068619" style:font-size-asian="14pt" style:font-weight-asian="bold" style:font-name-complex="Times New Roman1" style:font-size-complex="14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c6fa9"/>
    </style:style>
    <style:style style:name="T25" style:family="text">
      <style:text-properties fo:language="en" fo:country="US" officeooo:rsid="000c6fa9" style:font-name-asian="Times New Roman1" style:language-asian="ru" style:country-asian="RU" style:language-complex="ru" style:country-complex="RU"/>
    </style:style>
    <style:style style:name="T26" style:family="text">
      <style:text-properties fo:language="en" fo:country="US" officeooo:rsid="000f4476" style:font-name-asian="Times New Roman1" style:language-asian="ru" style:country-asian="RU" style:language-complex="ru" style:country-complex="RU"/>
    </style:style>
    <style:style style:name="T27" style:family="text">
      <style:text-properties fo:language="en" fo:country="US" officeooo:rsid="000f4476"/>
    </style:style>
    <style:style style:name="T28" style:family="text">
      <style:text-properties fo:language="en" fo:country="US" fo:font-weight="bold" style:font-weight-asian="bold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officeooo:rsid="000a28f6"/>
    </style:style>
    <style:style style:name="T31" style:family="text">
      <style:text-properties style:font-name="JetBrains Mono1" fo:font-size="10pt" fo:font-style="italic" fo:font-weight="normal" fo:background-color="#dcdcdc" loext:char-shading-value="0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JetBrains Mono1" fo:font-size="10pt" fo:font-style="italic" fo:font-weight="normal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3" style:family="text">
      <style:text-properties style:font-name="JetBrains Mono1" fo:font-size="10pt" fo:language="en" fo:country="US" fo:font-style="italic" fo:font-weight="normal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4" style:family="text">
      <style:text-properties style:font-name="JetBrains Mono1" fo:font-size="10pt" fo:language="en" fo:country="US" fo:font-style="italic" fo:font-weight="normal" officeooo:rsid="000c6fa9" fo:background-color="#dcdcdc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5" style:family="text">
      <style:text-properties style:font-name="JetBrains Mono1" fo:font-size="10pt" fo:language="en" fo:country="US" fo:font-style="italic" fo:font-weight="normal" officeooo:rsid="000c6fa9" fo:background-color="#dcdcdc" loext:char-shading-value="0" style:font-name-asian="Times New Roman1" style:font-size-asian="10pt" style:language-asian="ru" style:country-asian="RU" style:font-style-asian="italic" style:font-weight-asian="normal" style:font-size-complex="10pt" style:language-complex="ru" style:country-complex="RU" style:font-style-complex="italic" style:font-weight-complex="normal"/>
    </style:style>
    <style:style style:name="T36" style:family="text">
      <style:text-properties style:font-name="JetBrains Mono1" fo:font-size="10pt" fo:language="en" fo:country="US" fo:font-style="italic" fo:font-weight="normal" fo:background-color="transparent" loext:char-shading-value="0" style:font-name-asian="Times New Roman1" style:font-size-asian="10pt" style:language-asian="ru" style:country-asian="RU" style:font-style-asian="italic" style:font-weight-asian="normal" style:font-name-complex="Times New Roman1" style:font-size-complex="10pt" style:language-complex="ru" style:country-complex="RU" style:font-style-complex="italic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loext:opacity="100%" style:font-name="Arial" fo:font-size="7.19999980926514pt" fo:letter-spacing="normal" fo:font-style="normal" fo:font-weight="normal" style:font-size-asian="12pt" style:font-size-complex="12pt"/>
    </style:style>
    <style:style style:name="T39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40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41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42" style:family="text">
      <style:text-properties fo:color="#9876aa" loext:opacity="100%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gr1" style:family="graphic">
      <style:graphic-properties draw:stroke="none" svg:stroke-width="0cm" draw:fill="solid" draw:fill-color="#191919" draw:textarea-vertical-align="top" draw:auto-grow-height="false" fo:min-height="2.05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МИНИСТЕРСТВО НАУКИ И ВЫСШЕГО ОБРАЗОВАНИЯ РОССИЙСКОЙ ФЕДЕРАЦИИ</text:span></text:p>
      <text:p text:style-name="P24"><text:span text:style-name="T9">ФЕДЕРАЛЬНОЕ ГОСУДАРСТВЕННОЕ БЮДЖЕТНОЕ ОБРАЗОВАТЕЛЬНОЕ УЧРЕЖДЕНИЕ ВЫСШЕГО ОБРАЗОВАНИЯ</text:span></text:p>
      <text:p text:style-name="P25"><text:span text:style-name="T11">«БЕЛГОРОДСКИЙ ГОСУДАРСТВЕННЫЙ ТЕХНОЛОГИЧЕСКИЙ УНИВЕРСИТЕТ им. В. Г. ШУХОВА» (БГТУ им. В.Г. Шухова)</text:span></text:p>
      <text:p text:style-name="P32"/>
      <text:p text:style-name="P23"><text:span text:style-name="T9">Кафедра программного обеспечения вычислительной техники и автоматизированных систем</text:span></text:p>
      <text:p text:style-name="P33"/>
      <text:p text:style-name="P33"/>
      <text:p text:style-name="P33"/>
      <text:p text:style-name="P33"/>
      <text:p text:style-name="P33"/>
      <text:p text:style-name="P40"/>
      <text:p text:style-name="P26"><text:span text:style-name="T19">Лабораторная работа №1<text:line-break/></text:span><text:span text:style-name="T20">по дисциплине: Алгоритмы и структуры данных тема:<text:line-break/> «Встроенные структуры данных (Pascal/С)»</text:span></text:p>
      <text:p text:style-name="P34"/>
      <text:p text:style-name="P34"/>
      <text:p text:style-name="P34"/>
      <text:p text:style-name="P34"/>
      <text:p text:style-name="P35"/>
      <text:p text:style-name="P41">Выполнил: ст. группы ВТ-201 </text:p>
      <text:p text:style-name="P42">Чувилко Илья Р<text:span text:style-name="T30">оман<text:tab/>ович</text:span></text:p>
      <text:p text:style-name="P36"/>
      <text:p text:style-name="P37">Проверил:</text:p>
      <text:p text:style-name="P37">Синюк Василий Григорьевич</text:p>
      <text:p text:style-name="P34"/>
      <text:p text:style-name="P34"/>
      <text:p text:style-name="P34"/>
      <text:p text:style-name="P38"/>
      <text:p text:style-name="P39">Белгород 2021 г.</text:p>
      <text:p text:style-name="P39"><text:soft-page-break/></text:p>
      <text:p text:style-name="P27"><text:span text:style-name="T21">Встроенные структуры данных (Pascal/С)</text:span></text:p>
      <text:p text:style-name="P27"><text:span text:style-name="T21">Вариант </text:span><text:span text:style-name="T22">24</text:span></text:p>
      <text:p text:style-name="P28"><text:span text:style-name="T12">Цель работы</text:span><text:span text:style-name="T10">:</text:span><text:span text:style-name="T1"> </text:span><text:span text:style-name="T10">изучение базовых типов данных языка Pascal/C как структур данных (СД).</text:span></text:p>
      <text:p text:style-name="P27"><text:span text:style-name="T12">Задание</text:span></text:p>
      <text:list xml:id="list1945670010" text:style-name="WWNum4">
        <text:list-item>
          <text:p text:style-name="P1"><text:span text:style-name="T1">Для типов данных определить:</text:span></text:p>
          <text:list>
            <text:list-item>
              <text:p text:style-name="P2"><text:span text:style-name="T1">Абстрактный уровень представления СД:</text:span></text:p>
              <text:list>
                <text:list-item>
                  <text:p text:style-name="P3"><text:span text:style-name="T1">Характер организованности и изменчивости.</text:span></text:p>
                </text:list-item>
                <text:list-item>
                  <text:p text:style-name="P3"><text:span text:style-name="T1">Набор допустимых операций.</text:span></text:p>
                </text:list-item>
              </text:list>
            </text:list-item>
            <text:list-item>
              <text:p text:style-name="P2"><text:span text:style-name="T1">Физический уровень представления СД:</text:span></text:p>
              <text:list>
                <text:list-item>
                  <text:p text:style-name="P3"><text:span text:style-name="T1">Схему хранения.</text:span></text:p>
                </text:list-item>
                <text:list-item>
                  <text:p text:style-name="P3"><text:span text:style-name="T1">Объем памяти, занимаемый экземпляром СД.</text:span></text:p>
                </text:list-item>
                <text:list-item>
                  <text:p text:style-name="P3"><text:span text:style-name="T1">Формат <text:s/>внутреннего представления <text:s/>СД <text:s/>и способ его интерпретации.</text:span></text:p>
                </text:list-item>
                <text:list-item>
                  <text:p text:style-name="P3"><text:span text:style-name="T1">Характеристику допустимых значений.</text:span></text:p>
                </text:list-item>
                <text:list-item>
                  <text:p text:style-name="P3"><text:span text:style-name="T1">Тип доступа к элементам.</text:span></text:p>
                </text:list-item>
              </text:list>
            </text:list-item>
            <text:list-item>
              <text:p text:style-name="P2"><text:span text:style-name="T1">Логический уровень представления СД.<text:line-break/>Способ <text:s/>описания <text:s/>СД и экземпляра СД <text:s/>на языке программирования.</text:span></text:p>
            </text:list-item>
          </text:list>
        </text:list-item>
        <text:list-item>
          <text:p text:style-name="P1"><text:span text:style-name="T1">Для заданных типов данных определить набор значений, необходимый для изучения физического уровня представления СД.</text:span></text:p>
        </text:list-item>
        <text:list-item>
          <text:p text:style-name="P1"><text:span text:style-name="T1">Преобразовать значения в двоичный код.</text:span></text:p>
        </text:list-item>
        <text:list-item>
          <text:p text:style-name="P1"><text:span text:style-name="T1">Преобразовать двоичный код в значение.</text:span></text:p>
        </text:list-item>
        <text:list-item>
          <text:p text:style-name="P1"><text:span text:style-name="T1">Разработать и отладить программу, выдающую двоичное представление значений заданных СД.</text:span></text:p>
        </text:list-item>
      </text:list>
      <text:p text:style-name="P5"><text:span text:style-name="T1"/></text:p>
      <text:p text:style-name="P20"><text:span text:style-name="T1">В программе использовать процедуры </text:span><text:span text:style-name="T31">PrintByte</text:span><text:span text:style-name="T1"> и </text:span><text:span text:style-name="T32">PrintVar</text:span><text:span text:style-name="T1">.</text:span></text:p>
      <text:p text:style-name="P19"/>
      <text:p text:style-name="P21"><text:span text:style-name="T1">Спецификация процедуры </text:span><text:span text:style-name="T32">PrintByte</text:span><text:span text:style-name="T1">:</text:span></text:p>
      <text:p text:style-name="P19"/>
      <text:list xml:id="list1914038205" text:style-name="WWNum5">
        <text:list-item>
          <text:p text:style-name="P6"><text:span text:style-name="T1">Заголовок</text:span><text:span text:style-name="T5">: </text:span><text:span text:style-name="T33">procedure PrintByte(a:byte)/void PrintByte(unsigned char a)</text:span><text:span text:style-name="T5">.</text:span></text:p>
        </text:list-item>
        <text:list-item>
          <text:p text:style-name="P6"><text:span text:style-name="T1">Назначение: выводит на экран монитора двоичное представление переменной </text:span><text:span text:style-name="T33">a</text:span><text:span text:style-name="T1"> типа </text:span><text:span text:style-name="T33">byte/unsigned char</text:span><text:span text:style-name="T1">.</text:span></text:p>
        </text:list-item>
        <text:list-item>
          <text:p text:style-name="P6"><text:span text:style-name="T1">Входные параметры: </text:span><text:span text:style-name="T33">a</text:span><text:span text:style-name="T1">.</text:span></text:p>
        </text:list-item>
        <text:list-item>
          <text:p text:style-name="P6"><text:span text:style-name="T1">Выходные параметры: нет.</text:span></text:p>
        </text:list-item>
      </text:list>
      <text:p text:style-name="P19"/>
      <text:p text:style-name="P21"><text:span text:style-name="T1">Рекомендации: использовать побитовые операции сдвига и логического умножения.</text:span></text:p>
      <text:p text:style-name="P19"/>
      <text:p text:style-name="P21"><text:span text:style-name="T1">Спецификация процедуры </text:span><text:span text:style-name="T33">PrintVar</text:span><text:span text:style-name="T1">:</text:span></text:p>
      <text:p text:style-name="P19"/>
      <text:list xml:id="list2420782961" text:style-name="WWNum6">
        <text:list-item>
          <text:p text:style-name="P7"><text:span text:style-name="T1">Заголовок</text:span><text:span text:style-name="T5">: </text:span><text:span text:style-name="T33">procedure PrintVar(var a; size:word)/ void PrintVar(void a, unsigned int size)</text:span><text:span text:style-name="T5">.</text:span></text:p>
        </text:list-item>
        <text:list-item>
          <text:p text:style-name="P7"><text:span text:style-name="T1">Назначение: выводит на экран монитора двоичное представление переменной </text:span><text:span text:style-name="T4">a</text:span><text:span text:style-name="T1"> произвольного типа размером </text:span><text:span text:style-name="T33">size</text:span><text:span text:style-name="T4"> </text:span><text:span text:style-name="T1">байт.</text:span></text:p>
        </text:list-item>
        <text:list-item>
          <text:p text:style-name="P7"><text:span text:style-name="T1">Входные параметры: </text:span><text:span text:style-name="T33">a</text:span><text:span text:style-name="T1"> – переменная произвольного типа, значение которой выводится на экран в двоичном представлении (нетипизованный параметр);<text:line-break/></text:span><text:span text:style-name="T33">size</text:span><text:span text:style-name="T1"> – объем памяти (в байтах) занимаемый переменной </text:span><text:span text:style-name="T33">a</text:span><text:span text:style-name="T1">.</text:span></text:p>
        </text:list-item>
        <text:list-item>
          <text:p text:style-name="P7"><text:soft-page-break/><text:span text:style-name="T1">Выходные параметры: нет.</text:span></text:p>
        </text:list-item>
      </text:list>
      <text:p text:style-name="P21"><text:span text:style-name="T1">Рекомендации: нетипизованную переменную </text:span><text:span text:style-name="T33">a</text:span><text:span text:style-name="T1"> привести к типу «массив байт», значение каждого элемента которого выводить на экран в двоичном представлении процедурой </text:span><text:span text:style-name="T33">PrintByte</text:span><text:span text:style-name="T1">.</text:span></text:p>
      <text:p text:style-name="P19"/>
      <text:list xml:id="list214455715840386" text:continue-list="list1945670010" text:style-name="WWNum4">
        <text:list-item>
          <text:p text:style-name="P4"><text:span text:style-name="T1">Обработать программой значения, полученные в результате выполнения пункта 3 задания. Сделать выводы.</text:span></text:p>
        </text:list-item>
        <text:list-item>
          <text:p text:style-name="P4"><text:span text:style-name="T1">Разработать и отладить программу, определяющую значение переменной по ее двоичному представлению по следующему алгоритму:</text:span></text:p>
        </text:list-item>
      </text:list>
      <text:p text:style-name="P20"><text:span text:style-name="T1">1. Ввести двоичный код в переменную </text:span><text:span text:style-name="T33">S</text:span><text:span text:style-name="T1"> строкового типа.</text:span></text:p>
      <text:p text:style-name="P20"><text:span text:style-name="T1">2. Преобразовать </text:span><text:span text:style-name="T33">S</text:span><text:span text:style-name="T36"> </text:span><text:span text:style-name="T1">в вектор </text:span><text:span text:style-name="T33">B</text:span><text:span text:style-name="T1"> типа «массив байт».</text:span></text:p>
      <text:p text:style-name="P20"><text:span text:style-name="T1">3. Привести </text:span><text:span text:style-name="T33">B</text:span><text:span text:style-name="T1"> к заданному типу. Вывести значение.</text:span></text:p>
      <text:p text:style-name="P20"><text:span text:style-name="T1">4. Конец.</text:span></text:p>
      <text:list xml:id="list214455042292672" text:continue-numbering="true" text:style-name="WWNum4">
        <text:list-item>
          <text:p text:style-name="P4"><text:span text:style-name="T1">Обработать программой значения, полученные в результате выполнения <text:s/>пункта 4 задания. Сделать выводы.</text:span></text:p>
        </text:list-item>
      </text:list>
      <text:p text:style-name="P29"><text:span text:style-name="T12">Задание 1:</text:span></text:p>
      <text:p text:style-name="P29"><text:span text:style-name="T12">Тип1: </text:span><text:span text:style-name="T34">char</text:span></text:p>
      <text:list xml:id="list2380630977" text:style-name="WWNum10">
        <text:list-item>
          <text:list>
            <text:list-item>
              <text:p text:style-name="P8"><text:span text:style-name="T1">Абстрактный уровень представления СД:</text:span></text:p>
              <text:list>
                <text:list-item>
                  <text:p text:style-name="P8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8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8"><text:span text:style-name="T1">Физический уровень представления СД:</text:span></text:p>
              <text:list>
                <text:list-item>
                  <text:p text:style-name="P8"><text:span text:style-name="T1">Схему хранения: последовательная;</text:span></text:p>
                </text:list-item>
                <text:list-item>
                  <text:p text:style-name="P8"><text:span text:style-name="T1">Объем памяти, занимаемый экземпляром СД: </text:span><text:span text:style-name="T13">1</text:span><text:span text:style-name="T1"> байта;</text:span></text:p>
                </text:list-item>
                <text:list-item>
                  <text:p text:style-name="P8"><text:span text:style-name="T1">Формат <text:s/>внутреннего представления <text:s/>СД <text:s/>и способ его интерпретации: хранится как </text:span><text:span text:style-name="T13">1</text:span><text:span text:style-name="T1"> байтовое целое, первый бит отвечает за знак числа.</text:span></text:p>
                </text:list-item>
                <text:list-item>
                  <text:p text:style-name="P9"><text:span text:style-name="T1">Характеристику допустимых значений: </text:span><text:span text:style-name="T2">(0, </text:span><text:span text:style-name="T6">255)</text:span></text:p>
                </text:list-item>
                <text:list-item>
                  <text:p text:style-name="P8"><text:span text:style-name="T1">Тип доступа к элементам: прямой;</text:span></text:p>
                </text:list-item>
              </text:list>
            </text:list-item>
            <text:list-item>
              <text:p text:style-name="P12">Логический уровень представления СД.<text:line-break/>Способ <text:s/>описания <text:s/>СД и экземпляра СД <text:s/>на языке программирования: <text:span text:style-name="T35">char c</text:span>;</text:p>
            </text:list-item>
          </text:list>
        </text:list-item>
      </text:list>
      <text:p text:style-name="P13"/>
      <text:p text:style-name="P30"><text:span text:style-name="T12">Тип2: </text:span><text:span text:style-name="T34">comp</text:span></text:p>
      <text:list xml:id="list290385510" text:style-name="WWNum11">
        <text:list-item>
          <text:list>
            <text:list-item>
              <text:p text:style-name="P10"><text:span text:style-name="T1">Абстрактный уровень представления СД:</text:span></text:p>
              <text:list>
                <text:list-item>
                  <text:p text:style-name="P10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10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10"><text:span text:style-name="T1">Физический уровень представления СД:</text:span></text:p>
              <text:list>
                <text:list-item>
                  <text:p text:style-name="P10"><text:span text:style-name="T1">Схему хранения: последовательная;</text:span></text:p>
                </text:list-item>
                <text:list-item>
                  <text:p text:style-name="P10"><text:span text:style-name="T1">Объем памяти, занимаемый экземпляром СД: </text:span><text:span text:style-name="T17">8</text:span><text:span text:style-name="T1"> байт;</text:span></text:p>
                </text:list-item>
                <text:list-item>
                  <text:p text:style-name="P10"><text:span text:style-name="T1">Формат <text:s/>внутреннего представления <text:s/>СД <text:s/>и способ его интерпретации: хранится как </text:span><text:span text:style-name="T17">8</text:span><text:span text:style-name="T1"> байтовое целое, первый бит отвечает за знак числа.</text:span></text:p>
                </text:list-item>
                <text:list-item>
                  <text:p text:style-name="P10"><text:span text:style-name="T1">Характеристику допустимых значений: </text:span><text:span text:style-name="T37">-2^63+1..2^63-1</text:span><text:span text:style-name="T1"> </text:span></text:p>
                </text:list-item>
                <text:list-item>
                  <text:p text:style-name="P10"><text:span text:style-name="T1">Тип доступа к элементам: прямой;</text:span></text:p>
                </text:list-item>
              </text:list>
            </text:list-item>
            <text:list-item>
              <text:p text:style-name="P14">Логический уровень представления СД.<text:line-break/>Способ <text:s/>описания <text:s/>СД и экземпляра СД <text:s/>на языке программирования: <text:span text:style-name="T35">comp c</text:span>;</text:p>
            </text:list-item>
          </text:list>
        </text:list-item>
      </text:list>
      <text:p text:style-name="P15"/>
      <text:p text:style-name="P31"><text:soft-page-break/><text:span text:style-name="T12">Тип3: </text:span><text:span text:style-name="T34">{winter, spring, summer,autumn}seeson</text:span><text:span text:style-name="T14"> </text:span></text:p>
      <text:list xml:id="list1110597304" text:style-name="WWNum12">
        <text:list-item>
          <text:list>
            <text:list-item>
              <text:p text:style-name="P11"><text:span text:style-name="T1">Абстрактный уровень представления СД:</text:span></text:p>
              <text:list>
                <text:list-item>
                  <text:p text:style-name="P11"><text:span text:style-name="T1">Характер организованности и изменчивости: простейший, статический;</text:span></text:p>
                </text:list-item>
                <text:list-item>
                  <text:p text:style-name="P11"><text:span text:style-name="T1">Набор допустимых операций: инициализация, доступ, присваивание, сравнения, побитовые, арифметические;</text:span></text:p>
                </text:list-item>
              </text:list>
            </text:list-item>
            <text:list-item>
              <text:p text:style-name="P11"><text:span text:style-name="T1">Физический уровень представления СД:</text:span></text:p>
              <text:list>
                <text:list-item>
                  <text:p text:style-name="P11"><text:span text:style-name="T1">Схему хранения: последовательная;</text:span></text:p>
                </text:list-item>
                <text:list-item>
                  <text:p text:style-name="P11"><text:span text:style-name="T1">Объем памяти, занимаемый экземпляром СД: </text:span><text:span text:style-name="T18">8</text:span><text:span text:style-name="T1"> байт;</text:span></text:p>
                </text:list-item>
                <text:list-item>
                  <text:p text:style-name="P11"><text:span text:style-name="T1">Формат <text:s/>внутреннего представления <text:s/>СД <text:s/>и способ его интерпретации: принимает только те значения, которые были заданы изначально. Максимальная мощность перечисляемого типа составляет </text:span><text:span text:style-name="T18">4</text:span><text:span text:style-name="T1"> значени</text:span><text:span text:style-name="T3">я</text:span><text:span text:style-name="T5">.</text:span></text:p>
                </text:list-item>
                <text:list-item>
                  <text:p text:style-name="P11"><text:span text:style-name="T1">Характеристику допустимых значений: 0...</text:span><text:span text:style-name="T18">3</text:span><text:span text:style-name="T1">;</text:span></text:p>
                </text:list-item>
                <text:list-item>
                  <text:p text:style-name="P11"><text:span text:style-name="T1">Тип доступа к элементам: прямой;</text:span></text:p>
                </text:list-item>
              </text:list>
            </text:list-item>
            <text:list-item>
              <text:p text:style-name="P16"><draw:custom-shape text:anchor-type="paragraph" draw:z-index="0" draw:name="Врезка 6" draw:style-name="gr1" draw:text-style-name="P44" svg:width="16.925cm" svg:height="2.052cm" svg:x="-0.071cm" svg:y="1.201cm"><text:p text:style-name="P43"><text:span text:style-name="T39">enum </text:span><text:span text:style-name="T40">seeson </text:span><text:span text:style-name="T41">{</text:span><text:span text:style-name="T41"><text:line-break/></text:span><text:span text:style-name="T41"> <text:s text:c="3"/></text:span><text:span text:style-name="T42">red</text:span><text:span text:style-name="T39">,</text:span><text:span text:style-name="T39"><text:line-break/></text:span><text:span text:style-name="T39"> <text:s text:c="3"/></text:span><text:span text:style-name="T42">yellow</text:span><text:span text:style-name="T39">,</text:span><text:span text:style-name="T39"><text:line-break/></text:span><text:span text:style-name="T39"> <text:s text:c="3"/></text:span><text:span text:style-name="T42">green</text:span><text:span text:style-name="T42"><text:line-break/></text:span><text:span text:style-name="T41">}</text:span><text:span text:style-name="T39">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Логический уровень представления СД.<text:line-break/>Способ <text:s/>описания <text:s/>СД и экземпляра СД <text:s/>на языке программирования:<text:line-break/></text:span><text:span text:style-name="T29"> </text:span></text:p>
            </text:list-item>
          </text:list>
        </text:list-item>
      </text:list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8"><text:span text:style-name="T29"/></text:p>
      <text:p text:style-name="P18"><text:span text:style-name="T29"/></text:p>
      <text:p text:style-name="P18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2.457cm" fo:margin-right="0cm" fo:margin-top="0cm" fo:margin-bottom="0cm" style:contextual-spacing="false" fo:line-height="100%" fo:orphans="0" fo:widows="0" fo:text-indent="-0.501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64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40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29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4.18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5.07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96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85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1T21:44:53.543000000</dc:date>
    <meta:editing-duration>PT9M26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4" meta:paragraph-count="83" meta:word-count="651" meta:character-count="5193" meta:non-whitespace-character-count="4648"/>
  </office:meta>
</office:document-meta>
</file>